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Heading1" style:family="paragraph">
      <style:text-properties style:font-name="Verdana" fo:font-size="10pt" style:font-size-asian="10pt" style:font-size-complex="10pt"/>
    </style:style>
    <style:style style:name="P96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rbille Juntad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<text:s/>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admin to define signatories in creating a new scholarship.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<text:s/>signatory<text:s/>to<text:s/>reject an application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signatory to return an application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tudent to view his scholarship status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h text:style-name="P95" text:outline-level="1">Reviewer’s Comments:<text:line-break/></text:h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28T13:17:00Z</meta:creation-date>
    <dc:date>2016-03-04T03:09:00Z</dc:date>
    <meta:print-date>2006-07-28T14:33:00Z</meta:print-date>
    <meta:template xlink:href="Normal" xlink:type="simple"/>
    <meta:editing-cycles>8</meta:editing-cycles>
    <meta:editing-duration>PT240S</meta:editing-duration>
    <meta:document-statistic meta:page-count="1" meta:paragraph-count="1" meta:word-count="122" meta:character-count="819" meta:row-count="5" meta:non-whitespace-character-count="698"/>
  </office:meta>
</office:document-meta>
</file>